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0aa9" officeooo:paragraph-rsid="0012039a"/>
    </style:style>
    <style:style style:name="P2" style:family="paragraph" style:parent-style-name="Standard">
      <style:text-properties officeooo:rsid="0002ec21" officeooo:paragraph-rsid="0012039a"/>
    </style:style>
    <style:style style:name="P3" style:family="paragraph" style:parent-style-name="Standard">
      <style:text-properties officeooo:paragraph-rsid="0012439f"/>
    </style:style>
    <style:style style:name="P4" style:family="paragraph" style:parent-style-name="Standard">
      <style:text-properties officeooo:rsid="00129fb9" officeooo:paragraph-rsid="00129fb9"/>
    </style:style>
    <style:style style:name="P5" style:family="paragraph" style:parent-style-name="Standard">
      <style:text-properties fo:font-weight="bold" officeooo:rsid="001c71d2" officeooo:paragraph-rsid="001c71d2" style:font-weight-asian="bold" style:font-weight-complex="bold"/>
    </style:style>
    <style:style style:name="P6" style:family="paragraph" style:parent-style-name="Standard">
      <style:text-properties fo:font-weight="bold" officeooo:rsid="001c71d2" officeooo:paragraph-rsid="001fde34" style:font-weight-asian="bold" style:font-weight-complex="bold"/>
    </style:style>
    <style:style style:name="P7" style:family="paragraph" style:parent-style-name="Standard">
      <style:text-properties fo:font-weight="bold" officeooo:rsid="001fde34" officeooo:paragraph-rsid="001fde34" style:font-weight-asian="bold" style:font-weight-complex="bold"/>
    </style:style>
    <style:style style:name="P8" style:family="paragraph" style:parent-style-name="Standard">
      <style:text-properties officeooo:rsid="001738d6" officeooo:paragraph-rsid="001738d6"/>
    </style:style>
    <style:style style:name="P9" style:family="paragraph" style:parent-style-name="Standard">
      <style:text-properties officeooo:rsid="001738d6" officeooo:paragraph-rsid="001826fe"/>
    </style:style>
    <style:style style:name="P10" style:family="paragraph" style:parent-style-name="Standard">
      <style:text-properties officeooo:rsid="001826fe" officeooo:paragraph-rsid="001826fe"/>
    </style:style>
    <style:style style:name="P11" style:family="paragraph" style:parent-style-name="Standard">
      <style:text-properties fo:font-weight="normal" officeooo:rsid="001c71d2" officeooo:paragraph-rsid="001c71d2" style:font-weight-asian="normal" style:font-weight-complex="normal"/>
    </style:style>
    <style:style style:name="P12" style:family="paragraph" style:parent-style-name="Standard">
      <style:text-properties fo:font-weight="normal" officeooo:rsid="001c71d2" officeooo:paragraph-rsid="001ea8e9" style:font-weight-asian="normal" style:font-weight-complex="normal"/>
    </style:style>
    <style:style style:name="P13" style:family="paragraph" style:parent-style-name="Standard">
      <style:text-properties fo:font-weight="normal" officeooo:rsid="001c71d2" officeooo:paragraph-rsid="001fde34" style:font-weight-asian="normal" style:font-weight-complex="normal"/>
    </style:style>
    <style:style style:name="P14" style:family="paragraph" style:parent-style-name="Standard">
      <style:text-properties fo:font-weight="normal" officeooo:rsid="001c71d2" officeooo:paragraph-rsid="0021bf35" style:font-weight-asian="normal" style:font-weight-complex="normal"/>
    </style:style>
    <style:style style:name="P15" style:family="paragraph" style:parent-style-name="Standard">
      <style:text-properties fo:font-weight="normal" officeooo:rsid="002227b5" officeooo:paragraph-rsid="002227b5" style:font-weight-asian="normal" style:font-weight-complex="normal"/>
    </style:style>
    <style:style style:name="P16" style:family="paragraph" style:parent-style-name="Standard">
      <style:text-properties fo:font-variant="normal" fo:text-transform="none" fo:color="#000000" style:font-name="Arial" fo:font-size="11.1499996185303pt" fo:letter-spacing="normal" fo:font-style="normal" fo:font-weight="bold" officeooo:rsid="00129fb9" officeooo:paragraph-rsid="00129fb9" style:font-weight-asian="bold" style:font-weight-complex="bold"/>
    </style:style>
    <style:style style:name="P17" style:family="paragraph" style:parent-style-name="Standard">
      <style:text-properties fo:font-variant="normal" fo:text-transform="none" fo:color="#000000" style:font-name="Arial" fo:font-size="11.1499996185303pt" fo:letter-spacing="normal" fo:font-style="normal" fo:font-weight="bold" officeooo:rsid="001738d6" officeooo:paragraph-rsid="001738d6" style:font-weight-asian="bold" style:font-weight-complex="bold"/>
    </style:style>
    <style:style style:name="P18" style:family="paragraph" style:parent-style-name="Standard">
      <style:text-properties fo:font-variant="normal" fo:text-transform="none" fo:color="#000000" style:font-name="Arial" fo:font-size="11.1499996185303pt" fo:letter-spacing="normal" fo:font-style="normal" fo:font-weight="bold" officeooo:rsid="001fde34" officeooo:paragraph-rsid="001fde34" style:font-weight-asian="bold" style:font-weight-complex="bold"/>
    </style:style>
    <style:style style:name="P19" style:family="paragraph" style:parent-style-name="Standard">
      <style:text-properties fo:font-variant="normal" fo:text-transform="none" fo:color="#000000" style:font-name="Arial" fo:font-size="11.1499996185303pt" fo:letter-spacing="normal" fo:font-style="normal" fo:font-weight="normal" officeooo:rsid="00160f76" officeooo:paragraph-rsid="00160f76"/>
    </style:style>
    <style:style style:name="P20" style:family="paragraph" style:parent-style-name="Standard">
      <style:text-properties fo:font-variant="normal" fo:text-transform="none" fo:color="#000000" style:font-name="Arial" fo:font-size="11.1499996185303pt" fo:letter-spacing="normal" fo:font-style="normal" fo:font-weight="normal" officeooo:rsid="001e6cce" officeooo:paragraph-rsid="001fde34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439f" style:font-weight-asian="bold" style:font-weight-complex="bold"/>
    </style:style>
    <style:style style:name="T3" style:family="text">
      <style:text-properties officeooo:rsid="0002ec21"/>
    </style:style>
    <style:style style:name="T4" style:family="text">
      <style:text-properties fo:font-size="16pt" fo:font-weight="bold" officeooo:rsid="0024dde9" style:font-size-asian="16pt" style:font-weight-asian="bold" style:font-size-complex="16pt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officeooo:rsid="0012439f"/>
    </style:style>
    <style:style style:name="T7" style:family="text">
      <style:text-properties fo:font-variant="normal" fo:text-transform="none" fo:color="#000000" style:font-name="Arial" fo:font-size="11.1499996185303pt" fo:letter-spacing="normal" fo:font-style="normal"/>
    </style:style>
    <style:style style:name="T8" style:family="text">
      <style:text-properties fo:font-variant="normal" fo:text-transform="none" fo:color="#000000" style:font-name="Arial" fo:font-size="11.1499996185303pt" fo:letter-spacing="normal" fo:font-style="normal" fo:font-weight="normal"/>
    </style:style>
    <style:style style:name="T9" style:family="text">
      <style:text-properties fo:font-variant="normal" fo:text-transform="none" fo:color="#000000" style:font-name="Arial" fo:font-size="11.1499996185303pt" fo:letter-spacing="normal" fo:font-style="normal" fo:font-weight="normal" officeooo:rsid="0012439f"/>
    </style:style>
    <style:style style:name="T10" style:family="text">
      <style:text-properties fo:font-variant="normal" fo:text-transform="none" fo:color="#000000" style:font-name="Arial" fo:font-size="11.1499996185303pt" fo:letter-spacing="normal" fo:font-style="normal" fo:font-weight="normal" officeooo:rsid="00148834"/>
    </style:style>
    <style:style style:name="T11" style:family="text">
      <style:text-properties fo:font-variant="normal" fo:text-transform="none" fo:color="#000000" style:font-name="Arial" fo:font-size="11.1499996185303pt" fo:letter-spacing="normal" fo:font-style="normal" fo:font-weight="normal" officeooo:rsid="0015820f"/>
    </style:style>
    <style:style style:name="T12" style:family="text">
      <style:text-properties fo:font-variant="normal" fo:text-transform="none" fo:color="#000000" style:font-name="Arial" fo:font-size="11.1499996185303pt" fo:letter-spacing="normal" fo:font-style="normal" officeooo:rsid="001e6cce"/>
    </style:style>
    <style:style style:name="T13" style:family="text">
      <style:text-properties fo:font-variant="normal" fo:text-transform="none" fo:color="#000000" style:font-name="Arial" fo:font-size="11.1499996185303pt" fo:letter-spacing="normal" fo:font-style="normal" officeooo:rsid="001ea8e9"/>
    </style:style>
    <style:style style:name="T14" style:family="text">
      <style:text-properties fo:font-variant="normal" fo:text-transform="none" fo:color="#000000" style:font-name="Arial" fo:font-size="11.1499996185303pt" fo:letter-spacing="normal" fo:font-style="normal" officeooo:rsid="001fde34"/>
    </style:style>
    <style:style style:name="T15" style:family="text">
      <style:text-properties fo:font-variant="normal" fo:text-transform="none" fo:color="#000000" style:font-name="Arial" fo:font-size="11.1499996185303pt" fo:letter-spacing="normal" fo:font-style="normal" fo:font-weight="bold" style:font-weight-asian="bold" style:font-weight-complex="bold"/>
    </style:style>
    <style:style style:name="T16" style:family="text">
      <style:text-properties fo:font-variant="normal" fo:text-transform="none" fo:color="#000000" style:font-name="Arial" fo:font-size="11.1499996185303pt" fo:letter-spacing="normal" fo:font-style="normal" fo:font-weight="bold" officeooo:rsid="001fde34" style:font-weight-asian="bold" style:font-weight-complex="bold"/>
    </style:style>
    <style:style style:name="T17" style:family="text">
      <style:text-properties fo:font-variant="normal" fo:text-transform="none" fo:color="#000000" style:font-name="Arial" fo:font-size="11.1499996185303pt" fo:letter-spacing="normal" fo:font-style="normal" officeooo:rsid="00228f1d"/>
    </style:style>
    <style:style style:name="T18" style:family="text">
      <style:text-properties fo:font-variant="normal" fo:text-transform="none" fo:color="#000000" style:font-name="Arial" fo:font-size="11.1499996185303pt" fo:letter-spacing="normal" fo:font-style="normal" officeooo:rsid="00241e6e"/>
    </style:style>
    <style:style style:name="T19" style:family="text">
      <style:text-properties officeooo:rsid="001826fe"/>
    </style:style>
    <style:style style:name="T20" style:family="text">
      <style:text-properties officeooo:rsid="00183863"/>
    </style:style>
    <style:style style:name="T21" style:family="text">
      <style:text-properties officeooo:rsid="001afe5c"/>
    </style:style>
    <style:style style:name="T22" style:family="text">
      <style:text-properties officeooo:rsid="001e6cce"/>
    </style:style>
    <style:style style:name="T23" style:family="text">
      <style:text-properties officeooo:rsid="001fde3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SPRINT REPORT – CMPS183- WEB APPLICATIONS</text:span><text:span text:style-name="T5"><text:tab/></text:span><text:tab/><text:tab/><text:tab/><text:tab/></text:p>
      <text:p text:style-name="P2"/>
      <text:p text:style-name="P2"/>
      <text:p text:style-name="P1"><text:span text:style-name="T1">HEADING:</text:span> <text:span text:style-name="T3">Sprint One Plan, Ezrecipe, team Ezrecipe, 1/12/16 completion date: 2/04/16</text:span></text:p>
      <text:p text:style-name="P1"/>
      <text:p text:style-name="P3"><text:span text:style-name="T2">GOAL</text:span><text:span text:style-name="T6">: <text:s/></text:span><text:span text:style-name="T8">As a user I want to be able to navigate the website. As a developer I want to be able to create a fully </text:span><text:span text:style-name="T9">navigate-able</text:span><text:span text:style-name="T8"> site.</text:span></text:p>
      <text:p text:style-name="P4"/>
      <text:p text:style-name="P16">Task Listing: </text:p>
      <text:p text:style-name="P4"/>
      <text:p text:style-name="P4"><text:span text:style-name="T8">User Story 1: <text:s/>As a user I want to be able to navigate the website </text:span><text:span text:style-name="T10">with ease</text:span><text:span text:style-name="T11"> so that I may find recipes to make</text:span><text:span text:style-name="T8">.</text:span></text:p>
      <text:p text:style-name="P4"/>
      <text:p text:style-name="P19">Task 1: is to learn the basics of web2py in order to be able to make a simple website. Estimate three hours in order to learn the fundamentals of web2py. </text:p>
      <text:p text:style-name="P9"/>
      <text:p text:style-name="P9">Task 2: <text:span text:style-name="T19">to meet up and create the basic first layer of our site. Estimate two hours to create a basic site.</text:span></text:p>
      <text:p text:style-name="P9"/>
      <text:p text:style-name="P10">Task 3: Set-up Git Hub for version control. Estimate half and hour to set-up.</text:p>
      <text:p text:style-name="P8"/>
      <text:p text:style-name="P8">Total for user story <text:span text:style-name="T20">1</text:span>: <text:span text:style-name="T21">Five and a half</text:span> hours </text:p>
      <text:p text:style-name="P8"/>
      <text:p text:style-name="P17">Team Roles:</text:p>
      <text:p text:style-name="P11"/>
      <text:p text:style-name="P11">Team Member Gilbert Aragon: <text:span text:style-name="T22">Developer, Researcher </text:span></text:p>
      <text:p text:style-name="P5"/>
      <text:p text:style-name="P12"><text:span text:style-name="T7">Team Member John Vincent Reyes: </text:span><text:span text:style-name="T12">Developer , Product Owner,</text:span><text:span text:style-name="T13"> </text:span><text:span text:style-name="T12">Researcher</text:span></text:p>
      <text:p text:style-name="P11"/>
      <text:p text:style-name="P12"><text:span text:style-name="T7">Team Member Jonix Gabato-Telmo : </text:span><text:span text:style-name="T12">Developer, Researcher </text:span></text:p>
      <text:p text:style-name="P11"/>
      <text:p text:style-name="P12"><text:span text:style-name="T7">Team Member Carlos Penate: </text:span><text:span text:style-name="T12">Developer, Scrum Master, Researcher </text:span></text:p>
      <text:p text:style-name="P11"/>
      <text:p text:style-name="P12"><text:span text:style-name="T7">Team Member Angelo Flores: </text:span><text:span text:style-name="T12">Developer, Researcher </text:span></text:p>
      <text:p text:style-name="P11"/>
      <text:p text:style-name="P12"><text:span text:style-name="T7">Team Member Dianna Kwan: </text:span><text:span text:style-name="T12">Developer, Researcher </text:span></text:p>
      <text:p text:style-name="P12"/>
      <text:p text:style-name="P18">Initial task assignment:</text:p>
      <text:p text:style-name="P7"/>
      <text:p text:style-name="P13">Team Member Gilbert Aragon: <text:span text:style-name="T23">User Story One, Tasks 1,2, and 3.</text:span></text:p>
      <text:p text:style-name="P6"/>
      <text:p text:style-name="P14"><text:span text:style-name="T7">Team Member John Vincent Reyes: </text:span><text:span text:style-name="T14">User Story One, Tasks 1,2, and 3.</text:span><text:span text:style-name="T7"> </text:span></text:p>
      <text:p text:style-name="P13"/>
      <text:p text:style-name="P14"><text:span text:style-name="T7">Team Member Jonix Gabato-Telmo: </text:span><text:span text:style-name="T14">User Story One, Tasks 1,2, and 3.</text:span><text:span text:style-name="T7"> </text:span></text:p>
      <text:p text:style-name="P20"/>
      <text:p text:style-name="P14"><text:span text:style-name="T7">Team Member Carlos Penate: </text:span><text:span text:style-name="T14">User Story One, Tasks 1,2, and 3.</text:span><text:span text:style-name="T12"> </text:span></text:p>
      <text:p text:style-name="P13"/>
      <text:p text:style-name="P14"><text:span text:style-name="T7">Team Member Angelo Flores: </text:span><text:span text:style-name="T14">User Story One, Tasks 1,2, and 3.</text:span></text:p>
      <text:p text:style-name="P20"/>
      <text:p text:style-name="P14"><text:span text:style-name="T7">Team Member Dianna Kwan: </text:span><text:span text:style-name="T14">User Story One, Tasks 1,2, and 3.</text:span></text:p>
      <text:p text:style-name="P14"/>
      <text:p text:style-name="P15"><text:soft-page-break/><text:span text:style-name="T16">S</text:span><text:span text:style-name="T15">crum Time:</text:span><text:span text:style-name="T7"> </text:span><text:span text:style-name="T17">Every </text:span><text:span text:style-name="T7">Thursday 12:30 </text:span><text:span text:style-name="T18">p.m.</text:span><text:span text:style-name="T7"> at Science and Engineering Librar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5T17:01:58.908875281</meta:creation-date>
    <dc:date>2016-03-15T17:26:11.680633438</dc:date>
    <meta:editing-duration>PT19M59S</meta:editing-duration>
    <meta:editing-cycles>22</meta:editing-cycles>
    <meta:generator>LibreOffice/4.2.8.2$Linux_X86_64 LibreOffice_project/420m0$Build-2</meta:generator>
    <meta:document-statistic meta:table-count="0" meta:image-count="0" meta:object-count="0" meta:page-count="2" meta:paragraph-count="24" meta:word-count="272" meta:character-count="1582" meta:non-whitespace-character-count="1315"/>
  </office:meta>
</office:document-meta>
</file>